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000000" draw:textarea-vertical-align="middle" loext:decorative="false"/>
    </style:style>
    <style:style style:name="gr2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3" style:family="graphic" style:parent-style-name="objectwithoutfill">
      <style:graphic-properties svg:stroke-color="#ff4000" draw:fill="none" draw:fill-color="#000000" draw:textarea-vertical-align="middle" loext:decorative="false"/>
    </style:style>
    <style:style style:name="gr4" style:family="graphic" style:parent-style-name="standard">
      <style:graphic-properties svg:stroke-width="0.106cm" svg:stroke-color="#111111" draw:marker-start-width="0.359cm" draw:marker-end-width="0.359cm" svg:stroke-opacity="100%" draw:fill="none" draw:fill-color="#000000" loext:fill-use-slide-background="false" draw:textarea-horizontal-align="justify" draw:textarea-vertical-align="middle" draw:auto-grow-height="false" fo:min-height="2.819cm" fo:min-width="2.569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color="#000000" draw:marker-end="Arrowheads_20_1" draw:marker-end-width="0.3cm" draw:fill="none" draw:fill-color="#000000" draw:textarea-vertical-align="middle" loext:decorative="false"/>
    </style:style>
    <style:style style:name="gr6" style:family="graphic" style:parent-style-name="objectwithoutfill">
      <style:graphic-properties svg:stroke-color="#000000" draw:marker-end="Arrowheads_20_2" draw:marker-end-width="0.3cm" draw:fill="none" draw:fill-color="#000000" draw:textarea-vertical-align="middle" loext:decorative="false"/>
    </style:style>
    <style:style style:name="gr7" style:family="graphic" style:parent-style-name="objectwithoutfill">
      <style:graphic-properties svg:stroke-color="#000000" draw:marker-end="Arrowheads_20_3" draw:marker-end-width="0.3cm" draw:fill="none" draw:fill-color="#000000" draw:textarea-vertical-align="middle" loext:decorative="false"/>
    </style:style>
    <style:style style:name="gr8" style:family="graphic" style:parent-style-name="objectwithoutfill">
      <style:graphic-properties svg:stroke-color="#000000" draw:marker-end="Arrowheads_20_4" draw:marker-end-width="0.3cm" draw:fill="none" draw:fill-color="#000000" draw:textarea-vertical-align="middle" loext:decorative="fals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424cm" fo:min-width="0.174cm" loext:decorative="fals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174cm" loext:decorative="false"/>
    </style:style>
    <style:style style:name="gr11" style:family="graphic" style:parent-style-name="objectwithoutfill">
      <style:graphic-properties svg:stroke-color="#000000" draw:marker-end="Arrowheads_20_5" draw:marker-end-width="0.3cm" draw:fill="none" draw:fill-color="#000000" draw:textarea-vertical-align="middle" loext:decorative="false"/>
    </style:style>
    <style:style style:name="gr12" style:family="graphic" style:parent-style-name="objectwithoutfill">
      <style:graphic-properties svg:stroke-color="#000000" draw:marker-end="Arrowheads_20_6" draw:marker-end-width="0.3cm" draw:fill="none" draw:fill-color="#000000" draw:textarea-vertical-align="middle" loext:decorative="false"/>
    </style:style>
    <style:style style:name="gr13" style:family="graphic">
      <style:graphic-properties draw:stroke="solid" svg:stroke-width="0.08cm" svg:stroke-color="#ffffff" draw:marker-start="" draw:marker-start-width="0.38cm" draw:marker-start-center="false" draw:marker-end="" draw:marker-end-width="0.38cm" draw:marker-end-center="false" draw:stroke-linejoin="round" svg:stroke-linecap="round" draw:fill="gradient" draw:fill-color="#ccccff" draw:fill-gradient-name="Gradient_20_17" draw:textarea-horizontal-align="center" draw:textarea-vertical-align="middle" draw:auto-grow-height="false" draw:fit-to-size="false" style:shrink-to-fit="false" fo:min-height="1.479cm" fo:min-width="2.213cm" fo:padding-top="0.157cm" fo:padding-bottom="0.157cm" fo:padding-left="0.277cm" fo:padding-right="0.277cm" fo:wrap-option="wrap" draw:shadow="visible" draw:shadow-offset-x="0.212cm" draw:shadow-offset-y="0.212cm" draw:shadow-color="#dddddd" style:writing-mode="lr-tb" loext:decorative="false"/>
      <style:paragraph-properties style:writing-mode="lr-tb"/>
    </style:style>
    <style:style style:name="gr14" style:family="graphic">
      <style:graphic-properties draw:stroke="solid" svg:stroke-width="0.08cm" svg:stroke-color="#ffffff" draw:marker-start="" draw:marker-start-width="0.38cm" draw:marker-start-center="false" draw:marker-end="" draw:marker-end-width="0.38cm" draw:marker-end-center="false" draw:stroke-linejoin="round" svg:stroke-linecap="round" draw:fill="gradient" draw:fill-color="#ccccff" draw:fill-gradient-name="Gradient_20_17" draw:textarea-horizontal-align="center" draw:textarea-vertical-align="middle" draw:auto-grow-height="false" draw:fit-to-size="false" style:shrink-to-fit="false" fo:min-height="1.479cm" fo:min-width="2.213cm" fo:padding-top="0.157cm" fo:padding-bottom="0.157cm" fo:padding-left="0.277cm" fo:padding-right="0.277cm" fo:wrap-option="wrap" draw:shadow="visible" draw:shadow-offset-x="0.212cm" draw:shadow-offset-y="0.212cm" draw:shadow-color="#dddddd" style:writing-mode="lr-tb" loext:decorative="false"/>
      <style:paragraph-properties style:writing-mode="lr-tb"/>
    </style:style>
    <style:style style:name="gr15" style:family="graphic">
      <style:graphic-properties draw:stroke="solid" svg:stroke-width="0.08cm" svg:stroke-color="#ffffff" draw:marker-start="" draw:marker-start-width="0.38cm" draw:marker-start-center="false" draw:marker-end="" draw:marker-end-width="0.38cm" draw:marker-end-center="false" draw:stroke-linejoin="round" svg:stroke-linecap="round" draw:fill="gradient" draw:fill-color="#ccccff" draw:fill-gradient-name="Gradient_20_17" draw:textarea-horizontal-align="center" draw:textarea-vertical-align="middle" draw:auto-grow-height="false" draw:fit-to-size="false" style:shrink-to-fit="false" fo:min-height="1.479cm" fo:min-width="2.213cm" fo:padding-top="0.157cm" fo:padding-bottom="0.157cm" fo:padding-left="0.277cm" fo:padding-right="0.277cm" fo:wrap-option="wrap" draw:shadow="visible" draw:shadow-offset-x="0.212cm" draw:shadow-offset-y="0.212cm" draw:shadow-color="#dddddd" style:writing-mode="lr-tb" loext:decorative="false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cccff" draw:fill-gradient-name="Gradient_20_17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2cm" svg:y1="6.08cm" svg:x2="1.952cm" svg:y2="25.447cm">
          <text:p/>
        </draw:line>
        <draw:line draw:style-name="gr1" draw:text-style-name="P1" draw:layer="layout" svg:x1="1.952cm" svg:y1="15.922cm" svg:x2="19.732cm" svg:y2="16.24cm">
          <text:p/>
        </draw:line>
        <draw:path draw:style-name="gr2" draw:text-style-name="P1" draw:layer="layout" svg:width="10.929cm" svg:height="14.361cm" draw:transform="rotate (1.32784649491729) translate (1.07016514384396cm 18.4455632193889cm)" svg:viewBox="0 0 10930 14362" svg:d="M2643 214c1137-124 2277-232 3427-211 656 11 1558-101 1801 713 205 687 609 1402 187 2158-420 750-1085 1309-1901 1689-678 315-1316 420-1954 774-720 401-1536 625-2228 1075-601 390-1093 952-1464 1581-419 712-615 1577-456 2374 137 685 518 1679 1445 1614 674-47 1289-386 2007-323 663 58 1324-152 1994-147 679 6 1278-52 1953-78 744-27 1505-109 2184 155 641 248 1118 920 1157 1627l135 547-438 573-109 27">
          <text:p/>
        </draw:path>
        <draw:path draw:style-name="gr3" draw:text-style-name="P1" draw:layer="layout" svg:width="4.841cm" svg:height="12.269cm" draw:transform="rotate (1.24721228347515) translate (3.54569977286893cm 16.1625593639372cm)" svg:viewBox="0 0 4842 12270" svg:d="M309 16c658-43 1318 9 1975 50 759 48 1482 512 1818 1171 298 586 662 1175 734 1833 87 799-688 1292-1172 1818-450 489-1067 803-1529 1285-544 567-1260 820-1688 1515-452 735-519 1600-387 2387 99 591 310 1174 626 1690 429 699 1278 464 1942 477l675-108 784 34 107-36">
          <text:p/>
        </draw:path>
      </draw:page>
      <draw:page draw:name="page2" draw:style-name="dp1" draw:master-page-name="Default">
        <draw:custom-shape draw:style-name="gr4" draw:text-style-name="P1" xml:id="id2" draw:id="id2" draw:layer="layout" svg:width="3.175cm" svg:height="3.175cm" svg:x="6.08cm" svg:y="13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175cm" svg:height="3.175cm" svg:x="6.08cm" svg:y="7.3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1" draw:layer="layout" svg:width="3.175cm" svg:height="3.175cm" svg:x="18.78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175cm" svg:height="3.175cm" svg:x="12.43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xml:id="id1" draw:id="id1" draw:layer="layout" svg:x1="9.255cm" svg:y1="8.937cm" svg:x2="12.43cm" svg:y2="8.937cm">
          <text:p/>
        </draw:line>
        <draw:line draw:style-name="gr5" draw:text-style-name="P1" draw:layer="layout" svg:x1="15.605cm" svg:y1="8.937cm" svg:x2="18.78cm" svg:y2="8.937cm">
          <text:p/>
        </draw:line>
        <draw:line draw:style-name="gr5" draw:text-style-name="P1" draw:layer="layout" svg:x1="21.955cm" svg:y1="8.937cm" svg:x2="25.13cm" svg:y2="8.937cm">
          <text:p/>
        </draw:line>
        <draw:connector draw:style-name="gr6" draw:text-style-name="P1" draw:layer="layout" svg:x1="10.842cm" svg:y1="8.937cm" svg:x2="9.255cm" svg:y2="15.288cm" draw:start-shape="id1" draw:start-glue-point="0" draw:end-shape="id2" draw:end-glue-point="7" svg:d="M10842 8937v6351h-1587" svg:viewBox="0 0 1588 6352">
          <text:p/>
        </draw:connector>
        <draw:line draw:style-name="gr7" draw:text-style-name="P1" xml:id="id3" draw:id="id3" draw:layer="layout" svg:x1="3.222cm" svg:y1="8.937cm" svg:x2="6.08cm" svg:y2="8.937cm">
          <text:p/>
        </draw:line>
        <draw:connector draw:style-name="gr8" draw:text-style-name="P1" draw:layer="layout" svg:x1="6.08cm" svg:y1="15.288cm" svg:x2="4.651cm" svg:y2="8.937cm" draw:start-shape="id2" draw:start-glue-point="5" draw:end-shape="id3" draw:end-glue-point="0" svg:d="M6080 15288h-1429v-6351" svg:viewBox="0 0 1430 6352">
          <text:p/>
        </draw:connector>
        <draw:custom-shape draw:style-name="gr9" draw:text-style-name="P2" draw:layer="layout" svg:width="0.952cm" svg:height="0.952cm" svg:x="4.175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952cm" svg:height="1.27cm" svg:x="24.495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5.13cm" svg:y1="8.937cm" svg:x2="27.352cm" svg:y2="8.937cm">
          <text:p/>
        </draw:line>
        <draw:line draw:style-name="gr12" draw:text-style-name="P1" draw:layer="layout" svg:x1="24.932cm" svg:y1="3.78cm" svg:x2="24.932cm" svg:y2="8.225cm">
          <text:p/>
        </draw:line>
        <draw:custom-shape draw:name="Style" draw:style-name="gr13" draw:text-style-name="P4" draw:layer="layout" svg:width="2.766cm" svg:height="1.793cm" svg:x="12.747cm" svg:y="7.985cm">
          <text:p text:style-name="P3"><text:span text:style-name="T1">Gv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tyle 1" draw:style-name="gr14" draw:text-style-name="P4" draw:layer="layout" svg:width="2.766cm" svg:height="1.793cm" svg:x="6.277cm" svg:y="8.202cm">
          <text:p text:style-name="P3"><text:span text:style-name="T1">Gc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tyle 2" draw:style-name="gr15" draw:text-style-name="P4" draw:layer="layout" svg:width="2.766cm" svg:height="1.793cm" svg:x="18.871cm" svg:y="7.985cm">
          <text:p text:style-name="P3"><text:span text:style-name="T1">Gp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7" draw:display-name="Gradient 17" draw:style="linear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09:03:32.083675827</meta:creation-date>
    <dc:date>2025-03-03T09:37:18.485046123</dc:date>
    <meta:editing-duration>PT23M5S</meta:editing-duration>
    <meta:editing-cycles>1</meta:editing-cycles>
    <meta:generator>LibreOffice/24.2.7.2$Linux_X86_64 LibreOffice_project/420$Build-2</meta:generator>
    <meta:document-statistic meta:object-count="21"/>
  </office:meta>
</office:document-meta>
</file>